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margin-top="0.0395in" fo:margin-bottom="0.0395in"/>
    </style:style>
    <style:style style:name="P2" style:parent-style-name="Standard" style:family="paragraph">
      <style:paragraph-properties fo:margin-top="0.0395in" fo:margin-bottom="0.0395in"/>
    </style:style>
    <style:style style:name="P3" style:parent-style-name="Standard" style:family="paragraph">
      <style:paragraph-properties fo:margin-top="0.0395in" fo:margin-bottom="0.0395in"/>
    </style:style>
    <style:style style:name="T4" style:parent-style-name="CommentReference" style:family="text">
      <style:text-properties style:font-name-complex="Mangal"/>
    </style:style>
    <style:style style:name="T5" style:parent-style-name="CommentReference" style:family="text">
      <style:text-properties style:font-name-complex="Mangal"/>
    </style:style>
    <style:style style:name="P6" style:parent-style-name="Standard" style:family="paragraph">
      <style:paragraph-properties fo:margin-top="0.0395in" fo:margin-bottom="0.0395in"/>
    </style:style>
    <style:style style:name="T7" style:parent-style-name="CommentReference" style:family="text">
      <style:text-properties style:font-name-complex="Mangal"/>
    </style:style>
    <style:style style:name="T8" style:parent-style-name="DefaultParagraphFont" style:family="text">
      <style:text-properties style:text-position="super 66.6%"/>
    </style:style>
    <style:style style:name="T9" style:parent-style-name="DefaultParagraphFont" style:family="text">
      <style:text-properties style:text-position="super 66.6%"/>
    </style:style>
    <style:style style:name="P10" style:parent-style-name="Standard" style:family="paragraph">
      <style:paragraph-properties fo:margin-top="0.0395in" fo:margin-bottom="0.0395in"/>
    </style:style>
    <style:style style:name="P11" style:parent-style-name="Standard" style:family="paragraph">
      <style:paragraph-properties fo:margin-top="0.0395in" fo:margin-bottom="0.0395in"/>
    </style:style>
    <style:style style:name="P12" style:parent-style-name="Standard" style:family="paragraph">
      <style:paragraph-properties fo:margin-top="0.0395in" fo:margin-bottom="0.0395in"/>
    </style:style>
    <style:style style:name="T13" style:parent-style-name="DefaultParagraphFont" style:family="text">
      <style:text-properties fo:font-style="italic" style:font-style-asian="italic" style:font-style-complex="italic"/>
    </style:style>
    <style:style style:name="P14" style:parent-style-name="Standard" style:family="paragraph">
      <style:paragraph-properties fo:margin-top="0.0395in" fo:margin-bottom="0.0395in"/>
    </style:style>
    <style:style style:name="P15" style:parent-style-name="Standard" style:family="paragraph">
      <style:paragraph-properties fo:margin-top="0.0395in" fo:margin-bottom="0.0395in"/>
    </style:style>
    <style:style style:name="T16" style:parent-style-name="CommentReference" style:family="text">
      <style:text-properties style:font-name-complex="Mangal"/>
    </style:style>
    <style:style style:name="P17" style:parent-style-name="Standard" style:family="paragraph">
      <style:paragraph-properties fo:margin-top="0.0395in" fo:margin-bottom="0.0395in"/>
    </style:style>
    <style:style style:name="T18" style:parent-style-name="CommentReference" style:family="text">
      <style:text-properties style:font-name-complex="Mangal"/>
    </style:style>
    <style:style style:name="T19" style:parent-style-name="DefaultParagraphFont" style:family="text">
      <style:text-properties fo:font-style="italic" style:font-style-asian="italic" style:font-style-complex="italic"/>
    </style:style>
    <style:style style:name="T20" style:parent-style-name="CommentReference" style:family="text">
      <style:text-properties style:font-name-complex="Mangal"/>
    </style:style>
    <style:style style:name="P21" style:parent-style-name="Standard" style:family="paragraph">
      <style:paragraph-properties fo:margin-top="0.0395in" fo:margin-bottom="0.0395in"/>
    </style:style>
    <style:style style:name="P22" style:parent-style-name="Standard" style:family="paragraph">
      <style:paragraph-properties fo:margin-top="0.0395in" fo:margin-bottom="0.0395in"/>
    </style:style>
    <style:style style:name="P23" style:parent-style-name="Standard" style:family="paragraph">
      <style:paragraph-properties fo:margin-top="0.0395in" fo:margin-bottom="0.0395in"/>
    </style:style>
    <style:style style:name="P24" style:parent-style-name="Standard" style:family="paragraph">
      <style:paragraph-properties fo:margin-top="0.0395in" fo:margin-bottom="0.0395in"/>
    </style:style>
    <style:style style:name="P25" style:parent-style-name="Standard" style:family="paragraph">
      <style:paragraph-properties fo:margin-top="0.0395in" fo:margin-bottom="0.0395in"/>
    </style:style>
    <style:style style:name="P26" style:parent-style-name="Standard" style:family="paragraph">
      <style:paragraph-properties fo:margin-top="0.0395in" fo:margin-bottom="0.0395in"/>
    </style:style>
    <style:style style:name="P27" style:parent-style-name="Standard" style:family="paragraph">
      <style:paragraph-properties fo:margin-top="0.0395in" fo:margin-bottom="0.0395in"/>
    </style:style>
    <style:style style:name="P28" style:parent-style-name="Standard" style:family="paragraph">
      <style:paragraph-properties fo:margin-top="0.0395in" fo:margin-bottom="0.0395in"/>
    </style:style>
    <style:style style:name="P29" style:parent-style-name="Standard" style:family="paragraph">
      <style:paragraph-properties fo:margin-top="0.0395in" fo:margin-bottom="0.0395in"/>
    </style:style>
    <style:style style:name="T30" style:parent-style-name="CommentReference" style:family="text">
      <style:text-properties style:font-name-complex="Mangal"/>
    </style:style>
    <style:style style:name="P31" style:parent-style-name="Standard" style:family="paragraph">
      <style:paragraph-properties fo:margin-top="0.0395in" fo:margin-bottom="0.0395in"/>
    </style:style>
    <style:style style:name="P32" style:parent-style-name="Standard" style:family="paragraph">
      <style:paragraph-properties fo:margin-top="0.0395in" fo:margin-bottom="0.0395in"/>
    </style:style>
    <style:style style:name="P33" style:parent-style-name="Standard" style:family="paragraph">
      <style:paragraph-properties fo:margin-top="0.0395in" fo:margin-bottom="0.0395in"/>
    </style:style>
    <style:style style:name="P34" style:parent-style-name="Standard" style:family="paragraph">
      <style:paragraph-properties fo:margin-top="0.0395in" fo:margin-bottom="0.0395in"/>
    </style:style>
    <style:style style:name="T35" style:parent-style-name="CommentReference" style:family="text">
      <style:text-properties style:font-name-complex="Mangal"/>
    </style:style>
    <style:style style:name="P36" style:parent-style-name="Standard" style:family="paragraph">
      <style:paragraph-properties fo:margin-top="0.0395in" fo:margin-bottom="0.0395in"/>
    </style:style>
    <style:style style:name="T37" style:parent-style-name="CommentReference" style:family="text">
      <style:text-properties style:font-name-complex="Mangal"/>
    </style:style>
    <style:style style:name="P38" style:parent-style-name="Standard" style:family="paragraph">
      <style:paragraph-properties fo:margin-top="0.0395in" fo:margin-bottom="0.0395in"/>
    </style:style>
    <style:style style:name="T39" style:parent-style-name="CommentReference" style:family="text">
      <style:text-properties style:font-name-complex="Mangal"/>
    </style:style>
    <style:style style:name="T40" style:parent-style-name="CommentReference" style:family="text">
      <style:text-properties style:font-name-complex="Mangal"/>
    </style:style>
    <style:style style:name="P41" style:parent-style-name="Standard" style:family="paragraph">
      <style:paragraph-properties fo:margin-top="0.0395in" fo:margin-bottom="0.0395in"/>
    </style:style>
    <style:style style:name="P42" style:parent-style-name="Standard" style:family="paragraph">
      <style:paragraph-properties fo:margin-top="0.0395in" fo:margin-bottom="0.0395in"/>
    </style:style>
    <style:style style:name="P43" style:parent-style-name="Standard" style:family="paragraph">
      <style:paragraph-properties fo:margin-top="0.0395in" fo:margin-bottom="0.0395in"/>
    </style:style>
    <style:style style:name="P44" style:parent-style-name="Standard" style:family="paragraph">
      <style:paragraph-properties fo:margin-top="0.0395in" fo:margin-bottom="0.0395in"/>
    </style:style>
    <style:style style:name="P45" style:parent-style-name="Standard" style:family="paragraph">
      <style:paragraph-properties fo:margin-top="0.0395in" fo:margin-bottom="0.0395in"/>
    </style:style>
    <style:style style:name="P46" style:parent-style-name="Standard" style:family="paragraph">
      <style:paragraph-properties fo:margin-top="0.0395in" fo:margin-bottom="0.0395in"/>
    </style:style>
    <style:style style:name="P47" style:parent-style-name="Standard" style:family="paragraph">
      <style:paragraph-properties fo:margin-top="0.0395in" fo:margin-bottom="0.0395in"/>
    </style:style>
    <style:style style:name="P48" style:parent-style-name="Standard" style:family="paragraph">
      <style:paragraph-properties fo:margin-top="0.0395in" fo:margin-bottom="0.0395in"/>
    </style:style>
    <style:style style:name="P49" style:parent-style-name="Standard" style:family="paragraph">
      <style:paragraph-properties fo:margin-top="0.0395in" fo:margin-bottom="0.0395in"/>
    </style:style>
    <style:style style:name="P50" style:parent-style-name="Standard" style:family="paragraph">
      <style:paragraph-properties fo:margin-top="0.0395in" fo:margin-bottom="0.0395in"/>
    </style:style>
    <style:style style:name="T51" style:parent-style-name="CommentReference" style:family="text">
      <style:text-properties style:font-name-complex="Mangal"/>
    </style:style>
    <style:style style:name="P52" style:parent-style-name="Standard" style:family="paragraph">
      <style:paragraph-properties fo:margin-top="0.0395in" fo:margin-bottom="0.0395in"/>
    </style:style>
    <style:style style:name="P53" style:parent-style-name="Standard" style:family="paragraph">
      <style:paragraph-properties fo:margin-top="0.0395in" fo:margin-bottom="0.0395in"/>
    </style:style>
    <style:style style:name="P54" style:parent-style-name="Standard" style:family="paragraph">
      <style:paragraph-properties fo:margin-top="0.0395in" fo:margin-bottom="0.0395in"/>
    </style:style>
    <style:style style:name="P55" style:parent-style-name="Standard" style:family="paragraph">
      <style:paragraph-properties fo:margin-top="0.0395in" fo:margin-bottom="0.0395in"/>
    </style:style>
    <style:style style:name="T56" style:parent-style-name="CommentReference" style:family="text">
      <style:text-properties style:font-name-complex="Mangal"/>
    </style:style>
    <style:style style:name="T57" style:parent-style-name="CommentReference" style:family="text">
      <style:text-properties style:font-name-complex="Mangal"/>
    </style:style>
    <style:style style:name="P58" style:parent-style-name="Standard" style:family="paragraph">
      <style:paragraph-properties fo:margin-top="0.0395in" fo:margin-bottom="0.0395in"/>
    </style:style>
    <style:style style:name="P59" style:parent-style-name="Standard" style:family="paragraph">
      <style:paragraph-properties fo:margin-top="0.0395in" fo:margin-bottom="0.0395in"/>
    </style:style>
    <style:style style:name="T60" style:parent-style-name="DefaultParagraphFont" style:family="text">
      <style:text-properties fo:font-style="italic" style:font-style-asian="italic" style:font-style-complex="italic"/>
    </style:style>
    <style:style style:name="T61" style:parent-style-name="CommentReference" style:family="text">
      <style:text-properties style:font-name-complex="Mangal"/>
    </style:style>
    <style:style style:name="P62" style:parent-style-name="Standard" style:family="paragraph">
      <style:paragraph-properties fo:margin-top="0.0395in" fo:margin-bottom="0.0395in"/>
    </style:style>
    <style:style style:name="P63" style:parent-style-name="Standard" style:family="paragraph">
      <style:paragraph-properties fo:margin-top="0.0395in" fo:margin-bottom="0.0395in"/>
    </style:style>
    <style:style style:name="P64" style:parent-style-name="Standard" style:family="paragraph">
      <style:paragraph-properties fo:margin-top="0.0395in" fo:margin-bottom="0.0395in"/>
    </style:style>
    <style:style style:name="P65" style:parent-style-name="Standard" style:family="paragraph">
      <style:paragraph-properties fo:margin-top="0.0395in" fo:margin-bottom="0.0395in"/>
    </style:style>
    <style:style style:name="T66" style:parent-style-name="CommentReference" style:family="text">
      <style:text-properties style:font-name-complex="Mangal"/>
    </style:style>
    <style:style style:name="T67" style:parent-style-name="CommentReference" style:family="text">
      <style:text-properties style:font-name-complex="Mangal"/>
    </style:style>
    <style:style style:name="P68" style:parent-style-name="Standard" style:family="paragraph">
      <style:paragraph-properties fo:margin-top="0.0395in" fo:margin-bottom="0.0395in"/>
    </style:style>
    <style:style style:name="T69" style:parent-style-name="DefaultParagraphFont" style:family="text">
      <style:text-properties fo:font-style="italic" style:font-style-asian="italic" style:font-style-complex="italic"/>
    </style:style>
    <style:style style:name="P70" style:parent-style-name="Standard" style:family="paragraph">
      <style:paragraph-properties fo:margin-top="0.0395in" fo:margin-bottom="0.0395in"/>
    </style:style>
    <style:style style:name="P71" style:parent-style-name="Standard" style:family="paragraph">
      <style:paragraph-properties fo:margin-top="0.0395in" fo:margin-bottom="0.0395in"/>
    </style:style>
    <style:style style:name="T72" style:parent-style-name="CommentReference" style:family="text">
      <style:text-properties style:font-name-complex="Mangal"/>
    </style:style>
    <style:style style:name="P73" style:parent-style-name="Standard" style:family="paragraph">
      <style:paragraph-properties fo:margin-top="0.0395in" fo:margin-bottom="0.0395in"/>
    </style:style>
    <style:style style:name="P74" style:parent-style-name="Standard" style:family="paragraph">
      <style:paragraph-properties fo:margin-top="0.0395in" fo:margin-bottom="0.0395in"/>
    </style:style>
    <style:style style:name="P75" style:parent-style-name="Standard" style:family="paragraph">
      <style:paragraph-properties fo:margin-top="0.0395in" fo:margin-bottom="0.0395in"/>
    </style:style>
    <style:style style:name="P76" style:parent-style-name="Standard" style:family="paragraph">
      <style:paragraph-properties fo:margin-top="0.0395in" fo:margin-bottom="0.0395in"/>
    </style:style>
    <style:style style:name="T77" style:parent-style-name="CommentReference" style:family="text">
      <style:text-properties style:font-name-complex="Mangal"/>
    </style:style>
    <style:style style:name="P78" style:parent-style-name="Standard" style:family="paragraph">
      <style:paragraph-properties fo:margin-top="0.0395in" fo:margin-bottom="0.0395in"/>
    </style:style>
    <style:style style:name="P79" style:parent-style-name="Standard" style:family="paragraph">
      <style:paragraph-properties fo:margin-top="0.0395in" fo:margin-bottom="0.0395in"/>
    </style:style>
    <style:style style:name="P80" style:parent-style-name="Standard" style:family="paragraph">
      <style:paragraph-properties fo:margin-top="0.0395in" fo:margin-bottom="0.0395in"/>
    </style:style>
    <style:style style:name="T81" style:parent-style-name="DefaultParagraphFont" style:family="text">
      <style:text-properties fo:font-style="italic" style:font-style-asian="italic" style:font-style-complex="italic"/>
    </style:style>
    <style:style style:name="P82" style:parent-style-name="Standard" style:family="paragraph">
      <style:paragraph-properties fo:margin-top="0.0395in" fo:margin-bottom="0.0395in"/>
    </style:style>
    <style:style style:name="T83" style:parent-style-name="CommentReference" style:family="text">
      <style:text-properties style:font-name-complex="Mangal"/>
    </style:style>
    <style:style style:name="T84" style:parent-style-name="DefaultParagraphFont" style:family="text">
      <style:text-properties fo:font-style="italic" style:font-style-asian="italic" style:font-style-complex="italic"/>
    </style:style>
    <style:style style:name="P85" style:parent-style-name="Standard" style:family="paragraph">
      <style:paragraph-properties fo:margin-top="0.0395in" fo:margin-bottom="0.0395in"/>
    </style:style>
    <style:style style:name="T86" style:parent-style-name="CommentReference" style:family="text">
      <style:text-properties style:font-name-complex="Mangal"/>
    </style:style>
    <style:style style:name="P87" style:parent-style-name="Standard" style:family="paragraph">
      <style:paragraph-properties fo:margin-top="0.0395in" fo:margin-bottom="0.0395in"/>
    </style:style>
    <style:style style:name="T88" style:parent-style-name="DefaultParagraphFont" style:family="text">
      <style:text-properties fo:font-style="italic" style:font-style-asian="italic" style:font-style-complex="italic"/>
    </style:style>
    <style:style style:name="P89" style:parent-style-name="Standard" style:family="paragraph">
      <style:paragraph-properties fo:margin-top="0.0395in" fo:margin-bottom="0.0395in"/>
    </style:style>
    <style:style style:name="T90" style:parent-style-name="DefaultParagraphFont" style:family="text">
      <style:text-properties fo:font-style="italic" style:font-style-asian="italic" style:font-style-complex="italic"/>
    </style:style>
    <style:style style:name="P91" style:parent-style-name="Standard" style:family="paragraph">
      <style:paragraph-properties fo:margin-top="0.0395in" fo:margin-bottom="0.0395in"/>
    </style:style>
    <style:style style:name="P92" style:parent-style-name="Standard" style:family="paragraph">
      <style:paragraph-properties fo:margin-top="0.0395in" fo:margin-bottom="0.0395in"/>
    </style:style>
    <style:style style:name="T93" style:parent-style-name="CommentReference" style:family="text">
      <style:text-properties style:font-name-complex="Mangal"/>
    </style:style>
    <style:style style:name="P94" style:parent-style-name="Standard" style:family="paragraph">
      <style:paragraph-properties fo:margin-top="0.0395in" fo:margin-bottom="0.0395in"/>
    </style:style>
    <style:style style:name="P95" style:parent-style-name="Standard" style:family="paragraph">
      <style:paragraph-properties fo:margin-top="0.0395in" fo:margin-bottom="0.0395in"/>
    </style:style>
    <style:style style:name="T96" style:parent-style-name="CommentReference" style:family="text">
      <style:text-properties style:font-name-complex="Mangal"/>
    </style:style>
    <style:style style:name="P97" style:parent-style-name="Standard" style:family="paragraph">
      <style:paragraph-properties fo:margin-top="0.0395in" fo:margin-bottom="0.0395in"/>
    </style:style>
    <style:style style:name="P98" style:parent-style-name="Standard" style:family="paragraph">
      <style:paragraph-properties fo:margin-top="0.0395in" fo:margin-bottom="0.0395in"/>
    </style:style>
    <style:style style:name="T99" style:parent-style-name="CommentReference" style:family="text">
      <style:text-properties style:font-name-complex="Mangal"/>
    </style:style>
    <style:style style:name="P100" style:parent-style-name="Standard" style:family="paragraph">
      <style:paragraph-properties fo:margin-top="0.0395in" fo:margin-bottom="0.0395in"/>
    </style:style>
    <style:style style:name="P101" style:parent-style-name="Standard" style:family="paragraph">
      <style:paragraph-properties fo:margin-top="0.0395in" fo:margin-bottom="0.0395in"/>
    </style:style>
    <style:style style:name="P102" style:parent-style-name="Standard" style:family="paragraph">
      <style:paragraph-properties fo:margin-top="0.0395in" fo:margin-bottom="0.0395in"/>
    </style:style>
    <style:style style:name="P103" style:parent-style-name="Standard" style:family="paragraph">
      <style:paragraph-properties fo:margin-top="0.0395in" fo:margin-bottom="0.0395in"/>
    </style:style>
    <style:style style:name="T104" style:parent-style-name="CommentReference" style:family="text">
      <style:text-properties style:font-name-complex="Mangal"/>
    </style:style>
    <style:style style:name="P105" style:parent-style-name="Standard" style:family="paragraph">
      <style:paragraph-properties fo:margin-top="0.0395in" fo:margin-bottom="0.0395in"/>
    </style:style>
    <style:style style:name="T106" style:parent-style-name="CommentReference" style:family="text">
      <style:text-properties style:font-name-complex="Mangal"/>
    </style:style>
    <style:style style:name="P107" style:parent-style-name="Standard" style:family="paragraph">
      <style:paragraph-properties fo:margin-top="0.0395in" fo:margin-bottom="0.0395in"/>
    </style:style>
    <style:style style:name="P108" style:parent-style-name="Standard" style:family="paragraph">
      <style:paragraph-properties fo:margin-top="0.0395in" fo:margin-bottom="0.0395in"/>
    </style:style>
    <style:style style:name="T109" style:parent-style-name="CommentReference" style:family="text">
      <style:text-properties style:font-name-complex="Mangal"/>
    </style:style>
  </office:automatic-styles>
  <office:body>
    <office:text text:use-soft-page-breaks="true">
      <text:p text:style-name="P1">Stir Fry</text:p>
      <text:p text:style-name="P2"/>
      <text:p text:style-name="P3"><text:tab/>“What’s for dinner this week?” Mom asked.<text:s/><office:annotation office:name="0" xml:id="735204319"><dc:creator>Zoii Henry</dc:creator><dc:date>2024-09-25T04:48:00</dc:date><meta:creator-initials>ZH</meta:creator-initials><text:p text:style-name="CommentText">First hint of your object: location. Object is aware of what a drawer is and identifies people by roles</text:p></office:annotation><office:annotation office:name="1" xml:id="526003912"><dc:creator>Zoii Henry</dc:creator><dc:date>2024-09-25T04:49:00</dc:date><meta:creator-initials>ZH</meta:creator-initials><text:p text:style-name="CommentText">Affectionate relationship to family, feels like mom and dad are its<text:s/>“mom and dad”<text:s/>was that the intent?<text:s/></text:p></office:annotation>I can’t see her from here in the drawer<text:span text:style-name="T4"><office:annotation-end office:name="0"/></text:span><text:span text:style-name="T5"><office:annotation-end office:name="1"/></text:span>, but she and dad always do their meal planning at the kitchen table. “Kevin has a long week coming up. Football games Monday and Friday,<text:s/>middle school graduation Wednesday.”</text:p>
      <text:p text:style-name="P6"><text:tab/><office:annotation office:name="2" xml:id="727644540"><dc:creator>Zoii Henry</dc:creator><dc:date>2024-09-25T04:50:00</dc:date><meta:creator-initials>ZH</meta:creator-initials><text:p text:style-name="CommentText">Would be nice to focus on other proprioceptive senses here, tell me also the feel of inside the drawer.</text:p></office:annotation>The sound of a scoff seeped into the dark of the drawer.<text:s/><text:span text:style-name="T7"><office:annotation-end office:name="2"/></text:span>Then Dad’s low voice, “Since when is it a graduation going from 8<text:span text:style-name="T8">th</text:span><text:s/>grade to 9<text:span text:style-name="T9">th</text:span>. You’re still getting picked up by the same bus, just getting off across the street from the same school you were at the year before.”</text:p>
      <text:p text:style-name="P10"><text:tab/>“It’s the transition to high school!” Mom sounded defensive, “anyway, it’ll give him a chance to have people over.”<text:tab/></text:p>
      <text:p text:style-name="P11"><text:tab/>“He has people over every day.”</text:p>
      <text:p text:style-name="P12"><text:tab/>“Have<text:s/><text:span text:style-name="T13">girls</text:span><text:s/>over. Not just Chris.”</text:p>
      <text:p text:style-name="P14"><text:tab/>Dad muttered something that stayed in the kitchen, too muffled by the wood for me to hear. Mom only sighed. There was a silence, but I didn’t hear footsteps, I was listening for them. I’ve got to know what meals are coming up, what if they need me?</text:p>
      <text:p text:style-name="P15"><text:tab/>“Pizza<text:s/>on<text:s/>Wednesday then,” Dad said<office:annotation office:name="3" xml:id="2055439002"><dc:creator>Zoii Henry</dc:creator><dc:date>2024-09-25T04:52:00</dc:date><meta:creator-initials>ZH</meta:creator-initials><text:p text:style-name="CommentText">Why? What does that have to do with pizza? How does that prevent him from seeing the girls?</text:p></office:annotation>. Damn, I wanted to see these girls Kevin was having over.<text:span text:style-name="T16"><office:annotation-end office:name="3"/></text:span></text:p>
      <text:p text:style-name="P17"><text:tab/>Mom forced some pep back into her voice. “And lots of it!” There was another silence, but I knew they weren’t leaving this time,<text:s/><office:annotation office:name="4" xml:id="201050563"><dc:creator>Zoii Henry</dc:creator><dc:date>2024-09-25T04:53:00</dc:date><meta:creator-initials>ZH</meta:creator-initials><text:p text:style-name="CommentText">Is your knife telepathic?</text:p></office:annotation>I could hear the next<text:s/>meal<text:s/>turning in their minds<text:span text:style-name="T18"><office:annotation-end office:name="4"/></text:span>.<text:s/><text:span text:style-name="T19">Vegetable stew;<text:s/></text:span>I tried to beam the thought out of the drawer, but it never worked.<text:s/><office:annotation office:name="5" xml:id="455210239"><dc:creator>Zoii Henry</dc:creator><dc:date>2024-09-25T04:53:00</dc:date><meta:creator-initials>ZH</meta:creator-initials><text:p text:style-name="CommentText">Like magneto helmet?<text:s/></text:p></office:annotation>Maybe the wood blocked it.<text:span text:style-name="T20"><office:annotation-end office:name="5"/></text:span></text:p>
      <text:p text:style-name="P21"><text:tab/>“Steak and potatoes for his pregame meal Monday,” Dad said, “Pork chop Friday?”</text:p>
      <text:p text:style-name="P22"><text:tab/>“Mhmm.”</text:p>
      <text:p text:style-name="P23"><text:tab/>Not bad, potatoes are good. Hope something good is with the pork chops; celery, carrots, nice crunchy and satisfying. <text:s/></text:p>
      <text:p text:style-name="P24"><text:tab/><office:annotation office:name="6" xml:id="1608105559"><dc:creator>Zoii Henry</dc:creator><dc:date>2024-09-25T04:55:00</dc:date><meta:creator-initials>ZH</meta:creator-initials><text:p text:style-name="CommentText">Nice dialogue. Really feel the fly on a wall, eavesdropping energy here, inserting itself into their conversation</text:p></office:annotation>“We can do taco Tuesday.”</text:p>
      <text:p text:style-name="P25"><text:tab/>“Tacoooo Tuesday,” Dad repeated to himself.</text:p>
      <text:p text:style-name="P26"><text:tab/>“And stir fry Thursday?”</text:p>
      <text:p text:style-name="P27"><text:tab/>Bingo, please say yes.</text:p>
      <text:p text:style-name="P28"><text:tab/>“Sure.”</text:p>
      <text:p text:style-name="P29"><text:tab/>Thank god.<text:span text:style-name="T30"><office:annotation-end office:name="6"/></text:span></text:p>
      <text:p text:style-name="P31"/>
      <text:p text:style-name="P32">***</text:p>
      <text:p text:style-name="P33"><text:tab/></text:p>
      <text:p text:style-name="P34"><text:tab/><office:annotation office:name="7" xml:id="215071486"><dc:creator>Zoii Henry</dc:creator><dc:date>2024-09-25T04:55:00</dc:date><meta:creator-initials>ZH</meta:creator-initials><text:p text:style-name="CommentText">Second clue as to what your object is</text:p></office:annotation>Steaks I leave to the thin little<text:s/>knives next to me,<text:s/><text:span text:style-name="T35"><office:annotation-end office:name="7"/></text:span>I never go to the table. It’s almost dinner time and who’s out putting in the work? I am. Potatoes have a nice smoothness to them that makes them satisfying to chop. They’re slower than I’d prefer, and we only get to do rough cube, but it’s Monday, I’m only just getting warmed up for the week.</text:p>
      <text:p text:style-name="P36"><text:tab/><office:annotation office:name="8" xml:id="235981785"><dc:creator>Zoii Henry</dc:creator><dc:date>2024-09-17T05:54:00</dc:date><meta:creator-initials>ZH</meta:creator-initials><text:p text:style-name="CommentText">I don’t understand this at all<text:s/></text:p></office:annotation>Mom is in Kevin’s<text:s/>white-away<text:s/>jersey, number 68. I remember Dad complaining to Mom when he first got it that the Hogs head coach, didn’t even have 69 made. Middle schoolers have a sense of humor, Dad had lamented<text:span text:style-name="T37"><office:annotation-end office:name="8"/></text:span>.</text:p>
      <text:p text:style-name="P38"><text:tab/>It was a quicker pace today compared to how she usually does potatoes. She was always a little extra energetic on game day. Kevin must be fun to watch.<text:s/><office:annotation office:name="9" xml:id="425107569"><dc:creator>Zoii Henry</dc:creator><dc:date>2024-09-25T04:58:00</dc:date><meta:creator-initials>ZH</meta:creator-initials><text:p text:style-name="CommentText">Finally know with certainty, this is knife. But this is also where the balance tips, and I know more about the object than the family.<text:s/></text:p></office:annotation>The potatoes have this satisfying crack to them when I get halfway down, makes me feel good, like I’ve beaten it in a battle of wills.<text:s/><text:span text:style-name="T39"><office:annotation-end office:name="9"/></text:span>These are<text:s/><text:soft-page-break/>nice thick Russet potatoes, same color as mom’s hair. I knew I wasn’t going to be messing with purple again since<text:s/><office:annotation office:name="10" xml:id="2072385246"><dc:creator>Zoii Henry</dc:creator><dc:date>2024-09-25T04:58:00</dc:date><meta:creator-initials>ZH</meta:creator-initials><text:p text:style-name="CommentText">What incident? Incident</text:p></office:annotation>The Incident<text:span text:style-name="T40"><office:annotation-end office:name="10"/></text:span>. Fine by me, these are smoother.</text:p>
      <text:p text:style-name="P41"><text:tab/>The steaks smell heavenly coming out of the oven, all garlicky, with some thyme. Mom calls for the boys to come in for dinner. I was mad at mom for months when she bought the garlic press. She hasn’t used me for garlic since. Steaks surely you want larger chunks roasting, but who am I to tell her how to cook.</text:p>
      <text:p text:style-name="P42"><text:tab/>I’m left on the cutting board, nice spot to see from, and they begin their meal.</text:p>
      <text:p text:style-name="P43"><text:tab/>“So Kevin,” Mom says, “Who are these girls you’ve invited Wednesday?”</text:p>
      <text:p text:style-name="P44"><text:tab/>“Don’t distract him.” Dad likes Kevin focused on game day. “Defense wins championships and you’re the difference maker for the D. Steak’s on the plate, but what’s for dinner Kev?”</text:p>
      <text:p text:style-name="P45"><text:tab/>“The quarterback!” Kevin’s bigger than his friends, even bigger than his mother now, but he sounds like a giant<text:s/>toddler whenever Dad does these pregame talks with him.</text:p>
      <text:p text:style-name="P46"><text:tab/>“You need to be in that killer mindset. I want you to hit the QB so hard he’s out for the season.”</text:p>
      <text:p text:style-name="P47"><text:tab/>“He’s dead meat!” Kevin squeezed his hands into fists and looked determined.</text:p>
      <text:p text:style-name="P48"><text:tab/>The potatoes I chopped looked nice and soft on the plates but they’re going quickly. The sign of a job well done. Chop, boil, salt and sour cream, that’s how they like em’.</text:p>
      <text:p text:style-name="P49"><text:tab/>Dad stops Kevin before they leave the kitchen to head to the game.<text:s/></text:p>
      <text:p text:style-name="P50"><office:annotation office:name="11" xml:id="856937384"><dc:creator>Zoii Henry</dc:creator><dc:date>2024-09-25T04:59:00</dc:date><meta:creator-initials>ZH</meta:creator-initials><text:p text:style-name="CommentText">Kevin’s response?</text:p></office:annotation>“Remember. Killer. Instinct.”<text:s/><text:span text:style-name="T51"><office:annotation-end office:name="11"/></text:span></text:p>
      <text:p text:style-name="P52"><text:s/></text:p>
      <text:p text:style-name="P53">***</text:p>
      <text:p text:style-name="P54"/>
      <text:p text:style-name="P55"><text:tab/><office:annotation office:name="13" xml:id="1405718938"><dc:creator>Zoii Henry</dc:creator><dc:date>2024-09-25T05:00:00</dc:date><meta:creator-initials>ZH</meta:creator-initials><text:p text:style-name="CommentText">Imbalance increased, I know mor about the family in relation to the knife than the family dynamics between themselves.<text:s/></text:p></office:annotation>Mom only uses me for onion on Taco Tuesday. We could definitely use some more veggies in these, but at least I get to chop nice and small. Onions are good because they have such a strong flavor. It’s sharp and lingers on me a while. Makes me feel battle scarred.<text:s/><office:annotation office:name="12" xml:id="505866120"><dc:creator>Zoii Henry</dc:creator><dc:date>2024-09-17T06:00:00</dc:date><meta:creator-initials>ZH</meta:creator-initials><text:p text:style-name="CommentText">Best line</text:p></office:annotation>Stainless steel doesn’t cry.<text:span text:style-name="T56"><office:annotation-end office:name="12"/></text:span><text:span text:style-name="T57"><office:annotation-end office:name="13"/></text:span></text:p>
      <text:p text:style-name="P58"><text:tab/>I was left in the sink after the prep today so I couldn’t see, and the sounds gets a bit confused bouncing around in here and rattling around in the drain. It doesn’t sound like Kevin had a great game though. Chris came over after school as is usual when it’s not game day. Whenever he comes I can hear him and Kevin no matter where they are in the house, even when I’m in my drawer. They were even rowdier than most days. The last day of school tomorrow, a party.</text:p>
      <text:p text:style-name="P59"><text:tab/>During dinner, Dad told Kevin he wouldn’t be so happy the next day if<text:span text:style-name="T60"><office:annotation office:name="14" xml:id="724113734"><dc:creator>Zoii Henry</dc:creator><dc:date>2024-09-25T05:01:00</dc:date><meta:creator-initials>ZH</meta:creator-initials><text:p text:style-name="CommentText">Why italics?</text:p></office:annotation><text:s/>he</text:span><text:s/><text:span text:style-name="T61"><office:annotation-end office:name="14"/></text:span>had failed to make a single tackle in front of the man who would be his coach next year. Dinner was quieter after that.</text:p>
      <text:p text:style-name="P62"/>
      <text:p text:style-name="P63">***</text:p>
      <text:p text:style-name="P64"/>
      <text:p text:style-name="P65"><text:tab/><office:annotation office:name="15" xml:id="433050424"><dc:creator>Zoii Henry</dc:creator><dc:date>2024-09-25T05:01:00</dc:date><meta:creator-initials>ZH</meta:creator-initials><text:p text:style-name="CommentText">Like the continuation with sound to keep track of environments</text:p></office:annotation>Parties are loud!<text:s/><text:span text:style-name="T66"><office:annotation-end office:name="15"/></text:span>Well, high school ones are.<text:s/>Kevin is officially a high schooler and man<text:s/><office:annotation office:name="16" xml:id="1370574534"><dc:creator>Zoii Henry</dc:creator><dc:date>2024-09-17T06:03:00</dc:date><meta:creator-initials>ZH</meta:creator-initials><text:p text:style-name="CommentText">Grammar</text:p></office:annotation>is this louder than the parties he used to have.<text:span text:style-name="T67"><office:annotation-end office:name="16"/></text:span><text:s/>I can’t hear any words being said over the music and all the voices overlap</text:p>
      <text:p text:style-name="P68"><text:tab/>I can hear Kevin in the kitchen with Chris and some girls, and it sounds like he’s doing alright! I can always tell who is coming in the kitchen if they’re in the family, or Chris. (restructure). Dad’s got the loudest footsteps of course, and walks pretty flat footed. Kev walks almost as heavy as dad and always thumps his heels down. Chris walks lightly, he’s a thin guy, never eats as much as everyone else. It’s a shame too because I know the onions really kicked yesterday’s tacos into the next level. Mom<text:s/>has the lightest footsteps, and a lot of the time she comes in almost silently. When she first started doing that I thought it was a new person, someone<text:s/><text:span text:style-name="T69">really</text:span><text:s/>small, but she once took me out late at night<text:s/><text:soft-page-break/>to cut some cake that was in the fridge. It was nice, I never get sweets. Lucky I was at the top of the drawer that day.</text:p>
      <text:p text:style-name="P70"><text:tab/>Kevin and Chris must be funny, because the girls are all laughing when they talk, and the boys sound happy. Big adventure incoming with high school, I bet they’ll do great.</text:p>
      <text:p text:style-name="P71"><text:tab/>Dad’s footsteps coming in and standing right by the group of kids.<text:s/><office:annotation office:name="17" xml:id="856224150"><dc:creator>Zoii Henry</dc:creator><dc:date>2024-09-17T06:09:00</dc:date><meta:creator-initials>ZH</meta:creator-initials><text:p text:style-name="CommentText">I can’t see nor hear what’s happening</text:p></office:annotation>They all got quiet, but then he said something and received a big laugh! He can be the life of the party sometimes. Hmm, that sounds like Kevin stomping out and Chris walking after him. Dad left out to the yard away from Kevin and Chris, but the girls stayed for a bit longer. Man, they are giggly.<text:span text:style-name="T72"><office:annotation-end office:name="17"/></text:span></text:p>
      <text:p text:style-name="P73"><text:tab/>No family came in for the rest of the party, but I could hear<text:s/>Mom<text:s/>come to clean up. She’s been deeper in the house all party, I never heard her come in or even walking around nearby. She’s humming a tune I remember hearing from TV.</text:p>
      <text:p text:style-name="P74"><text:tab/>“I think that went well,” Dad said, sounding impressed. My ears are still ringing a bit from the party, but finally I can hear words again.</text:p>
      <text:p text:style-name="P75"><text:tab/>“Yeah!” Mom said, “He seems to have so many little friends, did great with the girls when I saw them. Where’d he go?”</text:p>
      <text:p text:style-name="P76"><text:tab/>“I don’t know. Haven’t seen him since I saw him in here with the girls. Stormed out toward his room,<text:s/><office:annotation office:name="18" xml:id="40710531"><dc:creator>Zoii Henry</dc:creator><dc:date>2024-09-17T06:09:00</dc:date><meta:creator-initials>ZH</meta:creator-initials><text:p text:style-name="CommentText">Read this out loud</text:p></office:annotation>but I figured he’d be back in it before too long, he was doing fine.”<text:span text:style-name="T77"><office:annotation-end office:name="18"/></text:span></text:p>
      <text:p text:style-name="P78"><text:tab/>“Why’d he storm out?” Mom sounded like she couldn’t believe it.</text:p>
      <text:p text:style-name="P79"><text:tab/>“Some stupid joke I made, it wasn’t that serious.”</text:p>
      <text:p text:style-name="P80"><text:tab/>Concern colored Mom’s voice, “Oh, well he<text:s/><text:span text:style-name="T81">is<text:s/></text:span>a sensitive boy. You’ve got to be careful -”</text:p>
      <text:p text:style-name="P82"><text:tab/>“I am NOT. Sensitive.” Kevin stomped in. He sounded strained.<text:s/><office:annotation office:name="19" xml:id="170860730"><dc:creator>Zoii Henry</dc:creator><dc:date>2024-09-25T05:04:00</dc:date><meta:creator-initials>ZH</meta:creator-initials><text:p text:style-name="CommentText">This knife is more than 15 years old?<text:s/></text:p></office:annotation>I don’t think I’ve heard him like this since he was a baby having tantrums.<text:s/><text:span text:style-name="T83"><office:annotation-end office:name="19"/></text:span>“You two.” He sounded out of breath, “Are going to ruin!” huff, “High school.” puff, “before it<text:s/><text:span text:style-name="T84">even starts!”<text:s/></text:span>His voice ended in a high shriek that almost set all the metal in the drawer to vibrating.</text:p>
      <text:p text:style-name="P85"><text:tab/>“Woah, buddy.” Dad said, bewildered, “Me and your mother,” his voice strengthened into a bull’s, “have done nothing<office:annotation office:name="20" xml:id="841653661"><dc:creator>Zoii Henry</dc:creator><dc:date>2024-09-25T05:05:00</dc:date><meta:creator-initials>ZH</meta:creator-initials><text:p text:style-name="CommentText">Break this up with descriptions of body language and gestures</text:p></office:annotation>. Nothing. To ruin anything. Don’t scream like that.”<text:span text:style-name="T86"><office:annotation-end office:name="20"/></text:span></text:p>
      <text:p text:style-name="P87"><text:tab/>“You<text:s/>embarrassing...!”<text:span text:style-name="T88"><text:s/></text:span>Kevin took another breath to bring his voice back down. He changed tracks, I could hear his feet readjust themselves. “Mom why do you have to try and talk to everyone! The girls are going to think I’m so weird!”</text:p>
      <text:p text:style-name="P89"><text:tab/>“I…” She was at a loss for words, “I want them to like me so they’ll come over. They<text:s/><text:span text:style-name="T90">do<text:s/></text:span>like me.”</text:p>
      <text:p text:style-name="P91"><text:tab/>There was a sudden rush of heel-led stomps and my drawer was flung open. I rattled around and was taken off the top of the pile of knives there was confusion, yelling, someone screamed I couldn’t see a thing being waved around but I could feel Kevin’s sweaty hand holding me yanking me around in the air gripping me like he was going to try and use me to cut a coconut.</text:p>
      <text:p text:style-name="P92"><text:tab/><office:annotation office:name="21" xml:id="1511463805"><dc:creator>Zoii Henry</dc:creator><dc:date>2024-09-25T05:07:00</dc:date><meta:creator-initials>ZH</meta:creator-initials><text:p text:style-name="CommentText">I really like the emotional response of the knife to the conflict. Deflection and denial. It builds the arch nicely</text:p></office:annotation>Stir fry tomorrow, I tried to remind myself. Block it out, big day is tomorrow, it will be fine.<text:span text:style-name="T93"><office:annotation-end office:name="21"/></text:span></text:p>
      <text:p text:style-name="P94"><text:tab/>“Kevin, what?” Mom had not<text:s/>caught her breath. I was still now, pointed right at her. She was cowering against the counter gripping it until her knuckles were white. She did look small from up here with Kevin’s height. Carrots, the best to chop, celery and baby corn.</text:p>
      <text:p text:style-name="P95"><text:tab/>Kevin shrieked again,<text:s/><office:annotation office:name="22" xml:id="135104514"><dc:creator>Zoii Henry</dc:creator><dc:date>2024-09-25T05:07:00</dc:date><meta:creator-initials>ZH</meta:creator-initials><text:p text:style-name="CommentText">You lost me right here. I don’t know what’s happening with the 3 members of the family</text:p></office:annotation>“You-”<text:span text:style-name="T96"><office:annotation-end office:name="22"/></text:span>you<text:s/></text:p>
      <text:p text:style-name="P97"><text:tab/>And I was falling, clattering to the floor. I’ll be chopping onion and mincing garlic.</text:p>
      <text:p text:style-name="P98"><text:tab/>Kevin fell beside me.<text:s/>Kevin was wailing loudly.<text:s/><office:annotation office:name="23" xml:id="323997303"><dc:creator>Zoii Henry</dc:creator><dc:date>2024-09-25T05:08:00</dc:date><meta:creator-initials>ZH</meta:creator-initials><text:p text:style-name="CommentText">Nice.nicely done<text:s/></text:p></office:annotation>Wait, no, I don’t mince garlic anymore.<text:span text:style-name="T99"><office:annotation-end office:name="23"/></text:span></text:p>
      <text:p text:style-name="P100"/>
      <text:soft-page-break/>
      <text:p text:style-name="P101">***</text:p>
      <text:p text:style-name="P102"/>
      <text:p text:style-name="P103"><text:tab/>Finally, Thursday has come. I’m<text:s/>starting to get worried, it’s late and I haven’t been used,<text:s/><office:annotation office:name="24" xml:id="1326941834"><dc:creator>Zoii Henry</dc:creator><dc:date>2024-09-25T05:09:00</dc:date><meta:creator-initials>ZH</meta:creator-initials><text:p text:style-name="CommentText">Has to what?</text:p></office:annotation>but it has to,<text:s/><text:span text:style-name="T104"><office:annotation-end office:name="24"/></text:span>after yesterday, everyone needs some stir fry to cheer them up. It’s the best meal, all those crisp vegetables together, a diversity of textures, the nice scent of onion to linger on me. Wouldn’t that just be what we all need?</text:p>
      <text:p text:style-name="P105"><text:tab/><text:s/>There’s Mom, finally!<text:s/>I was losing hope. But it’s dark when I’m taken from the drawer. More cake? That would be a nice treat after the stress of yesterday.<text:s/><office:annotation office:name="25" xml:id="1526733361"><dc:creator>Zoii Henry</dc:creator><dc:date>2024-09-25T05:11:00</dc:date><meta:creator-initials>ZH</meta:creator-initials><text:p text:style-name="CommentText">WHY? Is she sad that her son has died? Or that he drew the knife? Or that she is throwing out the knife. Only the first seem to warrant tears</text:p></office:annotation>Mom’s got tears in her eyes,<text:span text:style-name="T106"><office:annotation-end office:name="25"/></text:span><text:s/>must be onions. Into the garage? What’s that smell?</text:p>
      <text:p text:style-name="P107"><text:tab/></text:p>
      <text:p text:style-name="P108"><office:annotation office:name="26" xml:id="1075985909"><dc:creator>Zoii Henry</dc:creator><dc:date>2024-09-25T05:11:00</dc:date><meta:creator-initials>ZH</meta:creator-initials><text:p text:style-name="CommentText">You’re just gonna chop up Kevin little knife☺️</text:p></office:annotation>How will I chop onions from the dumpster?<text:span text:style-name="T109"><office:annotation-end office:name="2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Revision" style:display-name="Revision" style:family="paragraph">
      <style:paragraph-properties style:vertical-align="auto"/>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Zoii Henry</dc:creator>
    <meta:creation-date>2024-09-25T08:47:00Z</meta:creation-date>
    <dc:date>2024-09-25T09:11:00Z</dc:date>
    <meta:template xlink:href="Normal" xlink:type="simple"/>
    <meta:editing-cycles>3</meta:editing-cycles>
    <meta:editing-duration>PT1500S</meta:editing-duration>
    <meta:user-defined meta:name="GrammarlyDocumentId">b83b5775556850e1a2c01973e0ed44b8a352dbe7aa25b43b51eb6c083fc1273a</meta:user-defined>
    <meta:document-statistic meta:page-count="4" meta:paragraph-count="76" meta:word-count="1854" meta:character-count="9843" meta:row-count="144" meta:non-whitespace-character-count="8065"/>
  </office:meta>
</office:document-meta>
</file>